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T1"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02</text:span> Covariância</text:h>
      <text:p text:style-name="Text_20_body"/>
      <text:p text:style-name="Text_20_body">Galera, a gente já viu todo o procedimento que a gente vai aprender. Estimamos um modelo de regressão, a gente fez uma análise de correlação bem simples, bem rápida, vimos os resultados de uma regressão no vídeo anterior e, até, chegamos a fazer previsões dentro da amostra. Então esse, basicamente, são os passos que a gente roda no modelo de regressão e algumas coisas aqui, a gente vai ver com calma nesse treinamento. </text:p>
      <text:p text:style-name="Text_20_body">Primeiro passo é falar sobre correlação, mas antes de chegar na correlação propriamente dita, vamos falar da covariância. Eu não coloquei a covariância lá no nosso primeiro curso, quando a gente estava falando da variância, porque eu achei mais adequado aqui. Porque a covariância integra a fórmula de cálculo da correlação, então achei mais legal deixar aqui para gente lembrar, ficar mais simples da gente entender o funcionamento. </text:p>
      <text:p text:style-name="Text_20_body">A covariância, eu deixei aqui um texto com as fórmulas, como eu venho fazendo sempre, ela é, ou variância conjunta, é uma medida de grau de interdependência ou inter-relação entre duas variáveis. Mas, preste atenção numa coisa, isso não quer dizer causalidade. Pode ser muito bem que a produção de bananas na Serra das Araras, tem uma relação linear forte com o crescimento de pulgas no leste europeu, ok? Isso não tem nada a ver uma coisa com a outra. Você não vai poder colocar essas duas coisas, banana e pulga dentro de um mesmo modelo de regressão. </text:p>
      <text:p text:style-name="Text_20_body">Diferente aqui do nosso exemplo, onde a gente está falando de gastos das famílias com renda das famílias. Tem uma teoria por trás disso, onde a gente prova, com essa teoria, essa causalidade. A gente atesta isso com a nossa teoria e, aí, com os dados a gente faz a prova de que isso realmente é verdade. Então muita cautela quando a gente fizer correlações, tem que ter uma teoria por trás pra gente poder afirmar uma causalidade. </text:p>
      <text:p text:style-name="Text_20_body">Então vamos lá, a fórmula para covariância populacional e amostral estão aqui, eu chamo elas de sigma xy porque entre duas variáveis diferentes, uma é X e a outra Y. No caso da populacional, a gente divide por n. Na amostral, como a gente tem feito, na variância, no desvio padrão, por n-1, tá bom? É a fórmula da variância isso aqui, se você perceber. Se, por exemplo, você estivesse fazendo essa covariância de xx, você chegaria aqui com Xi, menos a média de X, vezes Xi, menos a média de X. Uma coisa igual a outra, uma vezes a outra, é o quê? Ela ao quadrado, X vezes X, é X². Se isso aqui fosse igual a isso aqui, seria isto aqui ao quadrado, ou seja, é a fórmula da variância. </text:p>
      <text:p text:style-name="Text_20_body">O que faltou aqui falar foi, justamente, da média. Aqui, no caso da populacional, a gente usa a média populacional e aqui o X barra e o Y barra que são as médias amostrais. A fórmula está aqui, se você quiser fazer um teste e calcular, fica à vontade. O que eu vou fazer aqui para fins didáticos, eu vou criar aqui uma amostra pra gente poder criar uma matriz de correlação, de covariância, desculpa, e entender um pouquinho o funcionamento disso aqui. E no próximo vídeo, a gente vê as interpretações. </text:p>
      <text:p text:style-name="Text_20_body">Então vamos lá, eu vou chamar de amostra mesmo, eu vou chamar meu dados, vou usar o nosso dataset nessa parte que a gente está estudando aqui com a covariância. Query, para ficar mais simples, eu vou pegar somente a renda, nessa situação, renda menor que 5.000. Vou dar um corte para não ficar uma coisa muito, porque o dado precisa de trabalho, então, tem uns caras que ganham 200.000, isso pode influenciar e atrapalhar o nosso entendimento. Sample, vou fazer uma amostra <text:soft-page-break/>de 20 só. Então mantenham esse random state que eu estou fazendo aqui. A gente vem colocando, acho que, 101, então vou manter o 101, tá bom? </text:p>
      <text:p text:style-name="Text_20_body">Criamos a nossa amostra e agora a forma como fazer isso, usando o próprio Pandas também, a gente já fez o corr para correlação. A fórmula aqui seria, só que aqui eu vou passar só algumas variáveis, porque outras não fazem sentido a gente fazer covariância ou correlação. Então eu vou chamar idade, que é uma variável contínua, não é bem contínua, mas, no caso da idade, a gente consegue fazer correlações e covariâncias. No caso de variáveis, como por exemplo, a cor ou raça, não faz sentido colocar aqui porque não tem interpretação uma correlação dessa, com variáveis desse tipo. </text:p>
      <text:p text:style-name="Text_20_body">Então vamos lá, vou chamar renda, lógico, nesse caso aqui pra gente, fins didáticos, eu também vou colocar anos de estudo. Também é uma variável ordinal, a gente consegue alguma interpretação desse dado, sem problema. E, aqui, a altura que eu acho que é, também, uma variável contínua, acho não, é. Ponto, cov, ao invés de parênteses, e aqui ele vai jogar pra gente já uma matriz de correlação. Onde, aqui na diagonal principal você vê idade contra idade. </text:p>
      <text:p text:style-name="Text_20_body">O que eu tinha dito lá que essa fórmula aqui, quando as variáveis são iguais, ela é o quê? A variância. Vamos provar isso aqui, vamos calcular aqui identificando as variâncias na diagonal principal da matriz, só para ilustrar, amostra.Idade.var. Está aqui, 134.4105 é justamente esse valor aqui. Se você fizer para renda vai dar esse aqui, e aqui por diante. Aqui são as covariâncias. </text:p>
      <text:p text:style-name="Text_20_body">Uma coisa que tem que ficar claro aqui na covariância, que é difícil de interpretar porque, às vezes, pode ser intuitivo a gente achar que valores altos de uma covariância significam que eles têm uma relação muito forte, linear. Nesse caso aqui, não é bem assim que funciona e, por isso, a gente vai estudar a correlação porque a correlação, sim, a gente consegue, a gente tem os limites de -1 e 1. E, aí, valores altos desse cara indicam pra gente. </text:p>
      <text:p text:style-name="Text_20_body">O problema aqui da covariância é que ela é influenciada pelas unidades de medida que a gente está utilizando. Por exemplo, na casa do 1 Milhão, vão ser valores enormes. Se a gente estiver falando de milímetros, centímetros, bem pequenininho, você vai ter valores bem pequenos, entendeu isso? Esse cara faz parte da fórmula da correlação. </text:p>
      <text:p text:style-name="Text_20_body">No próximo vídeo, antes da gente entrar em correlação, eu vou mostrar para você alguns gráficos, utilizando essas variáveis que a gente viu aqui, que a gente está trabalhando aqui agora, para mostrar para você o tipo de interpretação que a gente tira de uma covariância, que é, basicamente, o mesmo de uma correlação. Então, a gente já viu como calcular a covariância, a gente já sabe como obter uma matriz de covariância. No próximo vídeo, a gente vê como interpretar esses valores aqui, beleza? Até lá.</text:p>
      <text:p text:style-name="P1"><text:a xlink:type="simple" xlink:href="https://cursos.alura.com.br/forum/curso-estatistica-correlacao-regressao/exercicio-covariancia/57517/novo" office:target-frame-name="_blank" xlink:show="new" text:style-name="Internet_20_link" text:visited-style-name="Visited_20_Internet_20_Link">Discutir no Forum </text:a><text:a xlink:type="simple" xlink:href="https://cursos.alura.com.br/course/estatistica-correlacao-regressao/task/57517/next" text:style-name="Internet_20_link" text:visited-style-name="Visited_20_Internet_20_Link">Próxima Atividade</text:a> </text:p>
      <text:p text:style-name="Standard"/>
      <text:h text:style-name="Heading_20_1" text:outline-level="1"><text:span text:style-name="T1">04</text:span> Interpretação da covariância</text:h>
      <text:p text:style-name="Standard"/>
      <text:p text:style-name="Text_20_body">Muito bem, já obtemos a nossa matriz de covariância, utilizando os recursos do Pandas. Agora, nesse vídeo, a gente vai aprender a interpretar aqueles resultados que estão aqui em cima, aqui. </text:p>
      <text:p text:style-name="Text_20_body"><text:soft-page-break/>No vídeo anterior, eu já falei também que a gente não consegue dimensionar a intensidade da relação das variáveis utilizando a covariância porque ela é influenciada pelas unidades de medida das variáveis. A gente vai ver uma solução para esse problema, com a correlação, no próximo vídeo. </text:p>
      <text:p text:style-name="Text_20_body">Agora, com a covariância a gente consegue ver que tipo de relação a gente tem, olhando os sinais e se ela está muito próxima de 0. Quando o sinal é positivo, eu deixei aqui com texto para você ter de recordação, guardar para você estudar e entender, mas quando a covariância tem um valor positivo, a gente está diante de uma associação linear positiva entre X e Y. Isso quer dizer que quando X aumenta, Y também aumenta, ok? E a gente vai ter essa figura aqui, tem os quatro quadrantes. O primeiro, o segundo, o terceiro e o quarto, eu fiz para exemplificar aqui. </text:p>
      <text:p text:style-name="Text_20_body">Em uma associação linear positiva, o valor positivo, a gente vai ter mais representantes nesse primeiro e no terceiro quadrante. A gente consegue visualizar graficamente esse tipo de comportamento, aqui também. No caso de uma associação linear negativa, a gente vai ter valores mais expressivos nesses dois quadrantes, no segundo e no quarto. E aqui, existe uma confusão que as pessoas acham que, nesse caso, é quando X cai e Y também cai, não! A gente está falando justamente da positiva, quando ele aumenta, o outro aumenta, quando ele cai, o outro cai também. Isso é positiva. </text:p>
      <text:p text:style-name="Text_20_body">Nesse caso aqui, da negativa, quando o valor da covariância é negativo, isso indica que quando o valor de X aumenta, o de Y cai. É essa que é a relação, é contrária. Ou seja, valor positivo indica relações na mesma direção e um negativo indica uma relação contrária, direções opostas, um sobe e o outro desce. E quando a gente tem um Sxy aqui, que é nossa covariância, muito próximo de 0, isso indica que os valores estão dispersos aqui entre todos os quadrantes, distribuídos aleatoriamente entre todos os quadrantes. Isso indica que não existe uma relação clara, linear, entre as duas variáveis que a gente está estudando, perfeito? </text:p>
      <text:p text:style-name="Text_20_body">Então vamos lá, essa interpretação já se aplica praticamente no mesmo jeito para correlação que a gente vai ver, só que lá, se a gente consegue medir a intensidade, tá bom? A gente já vai estudar isso lá. </text:p>
      <text:p text:style-name="Text_20_body">Eu fiz aqui uma demonstração com os nossos dados, aqui, que nós usamos para calcular a nossa matriz de covariância para mostrar para vocês essa relação gráfica aqui entre os quadrantes. O que eu faço aqui? Eu estou pegando, criando uma variável X e uma Y. Aqui no caso, no primeiro gráfico, é entre a renda e a idade, faço um scatterplot com as duas do seaborn. Aqui, estou dimensionado a figura, nesse caso aqui, estou criando essas duas linhas aqui, que é a média de X e a média de Y. Vou colocar lá no gráfico, lógico do meu X e meu Y aqui. Vamos rodar aqui, já está tudo prontinho para você, você não precisa escrever nada. </text:p>
      <text:p text:style-name="Text_20_body">E aqui, a gente consegue ver uma certa relação mais forte, mais puxada, aqui para o lado negativo e a gente vê aqui que a covariância entre renda e idade, ela é negativa, está vendo? Então, a gente tem aquele comportamento que eu disse. Mais esticado para cá, mais importante, mais significativa aqui nesses dois quadrantes aqui, que eu estou chamando de segundo e quarto. </text:p>
      <text:p text:style-name="Text_20_body">Vamos fazer isso agora para uma associação linear positiva, que é no caso da renda e de anos de estudo. Vindo aqui na nossa matriz de covariância, a gente percebe isso, renda e anos de estudo, aqui, uma variável positiva, 2000. Então vamos fazer esse mesmo gráfico aqui para esse carinha aqui e vamos tentar identificar essa relação. Olha lá, também a mesma coisa. Mais importante, você vê que puxa lá para o final. A gente consegue ver uma reta traçada aqui, vamos chamar disso. Lógico que isso aqui são dados reais, é uma coisa mais selvagem. O nosso outro, lembra que a <text:soft-page-break/>gente fez o anterior, é uma reta certinha, uma coisa mais bonitinha, bem ajustadinho. Aqui já é uma coisa que você tem que ter uma certa insensibilidade. Mas, dá para visualizar, dá para ver essa relação. </text:p>
      <text:p text:style-name="Text_20_body">E, agora, uma relação próxima da nula que é entre, deixa eu ver, idade e altura. Lembrando que altura é uma variável fake que eu coloquei, que se distribui como uma normal, a gente falou disso nos outros cursos. Aqui, temos idade e altura, está bem próxima de 0 (0.01). Então, vamos ver como é que se comporta esse gráfico, como é que ele aparece para gente aqui, o mesmo gráfico, usando idade e altura. </text:p>
      <text:p text:style-name="Text_20_body">A gente consegue ver uma coisa mais aleatória, a gente não consegue dizer se é mais importante para cá, mais importante para lá, parece que está bem distribuído. Isso é indicado, lá, pelo valor da covariância que mostra pra gente, também, próximo do 0. Ou seja, não existe uma relação linear entre essas duas variáveis, perfeito? </text:p>
      <text:p text:style-name="Text_20_body">Aqui, eu deixei umas observações importantes que é aquilo que eu falei das unidades de medida, da covariância, que influenciam no valor dela. Então, a gente só consegue ver o tipo de relação que existe entre as variáveis, se é positiva, se é negativa, se é nula, usando a covariância. Mas, no próximo vídeo, a gente vai ver uma solução para isso, que é onde a gente consegue medir a intensidade da relação das variáveis, que é utilizando, no caso aqui, a gente vai ver a correlação de Pearson, no próximo vídeo. Até lá, então.</text:p>
      <text:p text:style-name="P1"><text:a xlink:type="simple" xlink:href="https://cursos.alura.com.br/forum/curso-estatistica-correlacao-regressao/exercicio-interpretacao-da-covariancia/57518/novo" office:target-frame-name="_blank" xlink:show="new" text:style-name="Internet_20_link" text:visited-style-name="Visited_20_Internet_20_Link">Discutir no Forum </text:a><text:a xlink:type="simple" xlink:href="https://cursos.alura.com.br/course/estatistica-correlacao-regressao/task/57518/next" text:style-name="Internet_20_link" text:visited-style-name="Visited_20_Internet_20_Link">Próxima Atividade</text:a> </text:p>
      <text:p text:style-name="Standard"/>
      <text:h text:style-name="Heading_20_1" text:outline-level="1"><text:span text:style-name="T1">06</text:span> Coeficiente de correlação de Pearson</text:h>
      <text:p text:style-name="Text_20_body">Perfeito, a gente já viu, já entendeu o que é a covariância, já viu a interpretação da covariância, agora vamos realmente falar da correlação. E a gente vai estudar o coeficiente da correlação de Pearson que é o mais comum, que sai nos outputs de estatística, utilizando variáveis contínuas, tá bom? </text:p>
      <text:p text:style-name="Text_20_body">Esse cara, a gente consegue medir a intensidade da relação linear, se ela é mais forte ou se ela é mais fraca, vendo numericamente aqui. Esse cara, esse coeficiente ele vai variar de -1 a 1, eu já tinha falado isso antes, onde perto desses extremos, -1 e 1, indicam relações mais fortes entre as duas variáveis, relações lineares, ok? </text:p>
      <text:p text:style-name="Text_20_body">Então, a forma de calcular é com essas duas fórmulas aqui, onde essa letrinha grega aqui, conhecida como Rô, é o coeficiente de correlação entre X e Y, que vai ser igual a covariância entre X e Y, dividido pelo produto do desvio padrão dessas duas variáveis, perfeito? Esse aqui, no caso, populacional, o r aqui vai ser no caso amostral, onde a gente vai usar a covariância amostral e o desvio padrão amostral. Então aqui, as definições. </text:p>
      <text:p text:style-name="Text_20_body">Vamos agora fazer o seguinte, vamos calcular esse cara um pouco na mão, como a gente vem fazendo nos outros treinamentos, pra gente entender o funcionamento da fórmula. Depois, a gente só aplica lá, usa aquele ferramental que a gente já usou no primeiro vídeo para obter a matriz de correlação. Isso aqui é só pra gente entender um pouquinho mais. </text:p>
      <text:p text:style-name="Text_20_body">Obter, primeiro, Sxy que é o quê? A covariância. Então vamos lá, eu vou chamar Sxy (s_xy) que é o quê? Dados. Eu vou fazer com duas variáveis para ficar mais claro aqui, duas variáveis que a gente <text:soft-page-break/>já usou. Vou chamar de Altura e Renda, “.cov”, e aqui embaixo eu quero visualizar essa matriz. É a matriz de covariância, a gente já calculou lá em cima. O que eu quero é esse valor aqui, que tanto faz esse ou esse aqui, são iguais. </text:p>
      <text:p text:style-name="Text_20_body">E aqui a gente tem as variâncias das duas variáveis. Como eu quero esse aqui, eu vou fazer da seguinte forma, eu vou chamar de novo esse valor de Sxy, a variável, ponto, altura, vou selecionar a coluna da altura e vou pegar ali a renda da seguinte forma, ponto, Loc, e a gente passa o “Renda” que é o índice aqui. Então, esse cara aqui, ele vai me jogar o valor só, que é o que eu preciso. Então Sx já está resolvido. Calcular a variância, o desvio padrão, desculpa, da variável X e Y, como é que a gente faz isso? Eu vou chamar de s_x o primeiro. Então “dados.Altura.std”. </text:p>
      <text:p text:style-name="Text_20_body">A mesma coisa, pra gente agilizar aqui, a gente faz para a renda com o valor de Y. Então, está calculado tudo que eu preciso para obter o meu R que é o coeficiente de correlação de Pearson. R XY vai ser igual ao quê? A nossa fórmula aqui em cima. Estou fazendo aqui com esse carinha porque isso aqui é uma amostra. S dividido pelo desvio padrão de um, vezes, o desvio padrão de outro. Sxy dividido, abre um parênteses aqui para ficar mais claro, “s_x * s_y, r_xy”. </text:p>
      <text:p text:style-name="Text_20_body">Aqui a gente tem o coeficiente de correlação entre essas duas variáveis, e a gente vê que ele é negativo e parece que a relação entre elas não é muito poderosa, não é muito forte. É isso que ele está indicando aqui pra gente, perfeito? Aqui, o que eu vou fazer agora é obter justamente esse cara que a gente fez aqui. Vou pegar, copiar esse cara aqui, tudo bem? E vou substituir aqui, vou chamar de r_xy ou então, não vou dar nome à variável. Vamos fazer o seguinte, vamos colocar esse cara aqui “.corr”.</text:p>
      <text:p text:style-name="Text_20_body">A gente só quer visualizar, não vamos passar essa variável para lugar nenhum, então não precisa usar essa. Aqui, esse mesmo valor aqui, está aqui dentro, só que aqui ele está arredondado, logicamente, mas o cálculo foi obtido dessa forma que a gente fez aqui em cima. Para nossa variável, lembra do nosso banco de dados, chamado de dataset, vamos fazer para ele também pra gente ver porque esse cara tem uma relação linear bastante poderosa das duas variáveis , o Y e o X. Então, lá, eu chamei ele de dataset e, aqui, eu vou passar o Y e aqui, o X. </text:p>
      <text:p text:style-name="Text_20_body">Aquele dataset que a gente rodou lá no começo, está aqui na minha memória, se você não tiver na sua, você vai lá em cima no seu notebook e vamos lá, vamos juntos, pra gente não perder. Lá em cima, no nosso notebook, quando a gente fez aquela primeira regressão, tá bom? Está aqui, esse carinha aqui, você rodaria esse primeiro e depois o segundo aqui, esse amiguinho nosso aqui. Criaria o nosso dataset novamente caso você tenha fechado não tenha lembrado de fazer isso. Então, a gente volta lá agora na nossa aula de correlação de Pearson e a gente já tem esse cara pronto pra gente.</text:p>
      <text:p text:style-name="Text_20_body">Aí, todo mundo está junto. Então vamos lá, rodar aqui. Rodamos aqui, a gente tinha visto essa correlação e olha como ela é forte. Ela é muito próxima de 1 positivo, ela está dizendo aqui que essa relação entre elas é positiva, ou seja, quando um cresce, o outro também cresce. Faz sentido na nossa cabeça, quando a renda cresce, o gasto da família vai crescer, acaba crescendo. E, positiva, como eu já disse também, desculpe, o positivo eu já tinha falado. E, como a gente está vendo aqui pelo coeficiente de correlação de Pearson, ela é uma relação forte, ou seja, é uma relação linear forte, positiva. Está muito próximo de 1, ok? </text:p>
      <text:p text:style-name="Text_20_body">Aquele mesmo quadrinho que a gente fez lá para covariância, eu criei aqui para as duas variáveis pra gente visualizar isso. Isso aqui, a gente já tinha visto, uma relação negativa que foi realmente <text:soft-page-break/>identificada como uma relação negativa, mas com esse ferramental aqui, eu consigo ver a intensidade, coisa que eu não conseguia lá. Lá, se eu não me engano, era dois mil e tanto.</text:p>
      <text:p text:style-name="Text_20_body">A gente olha o 2000, caramba, é um número grande. Mas, você vê que, utilizando o coeficiente de correlação, eles não têm uma relação linear poderosa, não tem uma relação linear forte. Na verdade, nem tem relação linear aqui, se você for ver, mas é negativa, ela é mais forte aqui, intensa aqui. Por isso que é mais importante, é mais interessante, a gente usar o coeficiente de correlação ao invés da covariância. A covariância faz parte do cálculo coeficiente de correlação, por isso eu quis apresentar para você. </text:p>
      <text:p text:style-name="Text_20_body">Vamos fazer esse mesmo gráfico para o nosso dataset que a gente vai utilizar para rodar as regressões. Olha lá como é, olha que coisa bonita aquela relação poderosa, positiva e muito forte. A gente vê graficamente isso, dá pra sentir aqui no gráfico essa relação linear entre as duas, e positiva, perfeito? Muito forte no primeiro quadrante e no segundo quadrante, no terceiro quadrante, desculpa. </text:p>
      <text:p text:style-name="Text_20_body">Pessoal, de correlação era isso que eu queria mostrar para vocês. Na próxima sessão, a gente já vai começar a falar de regressão, colocar a mão na massa. Antes um pouquinho de teoria, só pra gente entender. Depois a gente vai fazer um passo a passo com a estimação dos parâmetros, como a gente vem fazendo em todos os outros cursos. A gente faz uma coisa meio manual, mas depois, como a gente já tem uma bagagem forte na coisa de teste de estimação, eu vou parar um pouco esse passo a passo para não ficar uma coisa muito maçante. </text:p>
      <text:p text:style-name="Text_20_body">Então, a gente já vai ver as coisas mais funcionando, na marra, utilizando ferramental do statsmodels mesmo, que é o que a gente realmente usa para rodar um modelo de regressão. E é isso, a gente vai ver um pouco mais a fundo alguns itens de uma regressão. A gente vai falar dos resíduos, a gente vai falar de problemas que podem ocorrer nos resíduos. Mas, isso a gente começa a ver na próxima sessão e eu te vejo lá. Até lá!</text:p>
      <text:p text:style-name="P1"><text:a xlink:type="simple" xlink:href="https://cursos.alura.com.br/forum/curso-estatistica-correlacao-regressao/exercicio-coeficiente-de-correlacao-de-pearson/57519/novo" office:target-frame-name="_blank" xlink:show="new" text:style-name="Internet_20_link" text:visited-style-name="Visited_20_Internet_20_Link">Discutir no Forum </text:a><text:a xlink:type="simple" xlink:href="https://cursos.alura.com.br/course/estatistica-correlacao-regressao/task/57519/next" text:style-name="Internet_20_link" text:visited-style-name="Visited_20_Internet_20_Link">Próxima Atividade</text:a>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is Claudio Reina</meta:initial-creator>
    <meta:creation-date>2021-01-08T09:28:52.635868069</meta:creation-date>
    <dc:date>2021-01-08T11:03:36.237668828</dc:date>
    <dc:creator>Luis Claudio Reina</dc:creator>
    <meta:editing-duration>PT1H14M33S</meta:editing-duration>
    <meta:editing-cycles>3</meta:editing-cycles>
    <meta:generator>LibreOffice/6.4.6.2$Linux_X86_64 LibreOffice_project/40$Build-2</meta:generator>
    <meta:document-statistic meta:table-count="0" meta:image-count="0" meta:object-count="0" meta:page-count="6" meta:paragraph-count="47" meta:word-count="3487" meta:character-count="19457" meta:non-whitespace-character-count="15981"/>
  </office:meta>
</office:document-meta>
</file>